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 svg:font-family="'Arial Narrow'"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Verdana" svg:font-family="Verdana" style:font-family-generic="system" style:font-pitch="variable"/>
  </office:font-face-decls>
  <office:automatic-styles>
    <style:style style:name="Table1" style:family="table">
      <style:table-properties style:width="25.4mm" fo:margin-left="125.01mm" table:align="left" style:writing-mode="lr-tb"/>
    </style:style>
    <style:style style:name="Table1.A" style:family="table-column">
      <style:table-column-properties style:column-width="25.4mm"/>
    </style:style>
    <style:style style:name="Table1.1" style:family="table-row">
      <style:table-row-properties fo:keep-together="auto"/>
    </style:style>
    <style:style style:name="Table1.A1" style:family="table-cell">
      <style:table-cell-properties fo:padding-left="1.91mm" fo:padding-right="1.91mm" fo:padding-top="0mm" fo:padding-bottom="0mm" fo:border="none"/>
    </style:style>
    <style:style style:name="P1" style:family="paragraph" style:parent-style-name="No_20_Spacing">
      <style:text-properties style:font-name="Arial Narrow" fo:font-size="10pt" fo:language="en" fo:country="US" style:font-size-asian="10pt" style:font-size-complex="10pt"/>
    </style:style>
    <style:style style:name="P2"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style:font-size-asian="10pt" style:font-size-complex="10pt"/>
    </style:style>
    <style:style style:name="P4"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5" style:family="paragraph" style:parent-style-name="No_20_Spacing">
      <style:paragraph-properties fo:text-align="justify" style:justify-single-word="false"/>
    </style:style>
    <style:style style:name="P6" style:family="paragraph" style:parent-style-name="No_20_Spacing">
      <style:paragraph-properties style:border-line-width-bottom="0.26mm 0.26mm 0.26mm" fo:padding-left="0mm" fo:padding-right="0mm" fo:padding-top="0mm" fo:padding-bottom="0.35mm" fo:border-left="none" fo:border-right="none" fo:border-top="none" fo:border-bottom="2.21pt double #00000a"/>
    </style:style>
    <style:style style:name="P7" style:family="paragraph" style:parent-style-name="No_20_Spacing">
      <style:paragraph-properties fo:text-align="justify" style:justify-single-word="false" fo:padding-left="0mm" fo:padding-right="0mm" fo:padding-top="0mm" fo:padding-bottom="0.71mm" fo:border-left="none" fo:border-right="none" fo:border-top="none" fo:border-bottom="0.74pt solid #00000a"/>
      <style:text-properties style:font-name="Arial Narrow" fo:font-size="10pt" fo:language="en" fo:country="US" style:font-size-asian="10pt" style:font-size-complex="10pt"/>
    </style:style>
    <style:style style:name="P8" style:family="paragraph" style:parent-style-name="No_20_Spacing" style:master-page-name="Standard">
      <style:paragraph-properties style:page-number="auto"/>
    </style:style>
    <style:style style:name="T1" style:family="text">
      <style:text-properties style:font-name="Arial Narrow" fo:font-size="22pt" fo:language="en" fo:country="US" fo:font-weight="bold" style:font-size-asian="22pt" style:font-weight-asian="bold" style:font-size-complex="22pt"/>
    </style:style>
    <style:style style:name="T2" style:family="text">
      <style:text-properties style:font-name="Arial Narrow" fo:font-size="10pt" style:font-size-asian="10pt" style:font-name-complex="Verdana" style:font-size-complex="10pt"/>
    </style:style>
    <style:style style:name="T3" style:family="text">
      <style:text-properties style:font-name="Arial Narrow" fo:font-size="10pt" style:font-size-asian="10pt" style:font-name-complex="Arial" style:font-size-complex="10pt"/>
    </style:style>
    <style:style style:name="T4" style:family="text">
      <style:text-properties style:font-name="Arial Narrow" fo:font-size="10pt" fo:language="en" fo:country="US" style:font-size-asian="10pt" style:font-size-complex="10pt"/>
    </style:style>
    <style:style style:name="T5" style:family="text">
      <style:text-properties style:font-name="Arial Narrow" fo:font-size="10pt" fo:language="en" fo:country="US" fo:font-weight="bold" style:font-size-asian="10pt" style:font-weight-asian="bold" style:font-size-complex="10pt"/>
    </style:style>
    <style:style style:name="T6"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7" style:family="text">
      <style:text-properties style:font-name="Arial Narrow" fo:font-size="10pt" fo:language="en" fo:country="US" fo:font-style="italic" fo:font-weight="bold" style:font-size-asian="10pt" style:font-style-asian="italic" style:font-weight-asian="bold" style:font-size-complex="10pt"/>
    </style:style>
    <style:style style:name="T8" style:family="text">
      <style:text-properties style:font-name="Arial Narrow" fo:font-size="10pt" fo:font-weight="bold" style:font-size-asian="10pt" style:font-weight-asian="bold" style:font-name-complex="Verdana"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BS ACCOUNTING SERVICES PTE LTD</text:span></text:p>
      <text:p text:style-name="No_20_Spacing"><text:span text:style-name="T4">(UEN : 201212606N)</text:span></text:p>
      <text:p text:style-name="No_20_Spacing"><text:span text:style-name="T4">Blk 531 Upper Cross Street #04-52 Hong Lim Complex Singapore 050531</text:span></text:p>
      <text:p text:style-name="P6"><text:span text:style-name="T4">Tel : 6438 6670 <text:s text:c="18"/>HP : 9871 3644 <text:s text:c="19"/>Email : sallykhor@yahoo.com</text:span></text:p>
      <text:p text:style-name="No_20_Spacing"><text:span text:style-name="T4">Date : </text:span></text:p>
      <text:p text:style-name="P1"/>
      <text:p text:style-name="No_20_Spacing"><text:span text:style-name="T4">The Board of Directors</text:span></text:p>
      <text:p text:style-name="No_20_Spacing"><text:span text:style-name="T5">AAA</text:span></text:p>
      <text:p text:style-name="No_20_Spacing"><text:span text:style-name="T5">(UEN : </text:span><text:span text:style-name="T8">BBB</text:span><text:span text:style-name="T5">)</text:span></text:p>
      <text:p text:style-name="No_20_Spacing"><text:span text:style-name="T4">Add-1 Add-2</text:span></text:p>
      <text:p text:style-name="No_20_Spacing"><text:span text:style-name="T4">Add-3</text:span></text:p>
      <text:p text:style-name="No_20_Spacing"><text:span text:style-name="T4">Add-4</text:span></text:p>
      <text:p text:style-name="P1"/>
      <text:p text:style-name="P5"><text:span text:style-name="T4">Dear Sirs</text:span></text:p>
      <text:p text:style-name="P2"/>
      <text:p text:style-name="P5"><text:span text:style-name="T4">This letter is to confirm our understanding of the terms of our engagement and the nature and limitations of the services we will provide.</text:span></text:p>
      <text:p text:style-name="P2"/>
      <text:p text:style-name="P5"><text:span text:style-name="T6">Scope of Engagement</text:span></text:p>
      <text:p text:style-name="P5"><text:span text:style-name="T4">On the basis of information you provided, we will compile the balance sheet of </text:span><text:span text:style-name="T5">AAA (UEN : </text:span><text:span text:style-name="T8">BBB</text:span><text:span text:style-name="T5">), </text:span><text:span text:style-name="T4">(the “Company”) as at </text:span><text:span text:style-name="T6">DDMMYYYY</text:span><text:span text:style-name="T4">, and the income statement, statement of changes in equity an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2"/>
      <text:p text:style-name="P5"><text:span text:style-name="T6">Responsibility</text:span></text:p>
      <text:p text:style-name="P5"><text:span text:style-name="T4">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span></text:p>
      <text:p text:style-name="P2"/>
      <text:p text:style-name="P5"><text:span text:style-name="T4">The information will be prepared in accordance with Singapore Financial Reporting Standards. <text:s/>Any known departures from this framework will be highlighted to you.</text:span></text:p>
      <text:p text:style-name="P2"/>
      <text:p text:style-name="P5"><text:span text:style-name="T4">We understand that the intended use and distribution of the information we have complied is for the purpose of statutory obligations to file with the Inland Revenue Authority of Singapore and that should this change in a material respect, you will inform us.</text:span></text:p>
      <text:p text:style-name="P2"/>
      <text:p text:style-name="P5"><text:span text:style-name="T6">Reliance on Information and Explanations</text:span></text:p>
      <text:p text:style-name="P5"><text:span text:style-name="T4">We are entitled to re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span></text:p>
      <text:p text:style-name="P2"/>
      <text:p text:style-name="P5"><text:span text:style-name="T6">Confidentiality</text:span></text:p>
      <text:p text:style-name="P5"><text:span text:style-name="T4">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span></text:p>
      <text:p text:style-name="P1"/>
      <text:p text:style-name="No_20_Spacing"><text:span text:style-name="T4"><text:tab/><text:tab/><text:tab/><text:tab/><text:tab/><text:tab/><text:tab/><text:tab/><text:tab/><text:tab/></text:span><text:span text:style-name="T7">Initial by Directors</text:span></text:p>
      <table:table table:name="Table1" table:style-name="Table1">
        <table:table-column table:style-name="Table1.A"/>
        <table:table-row table:style-name="Table1.1">
          <table:table-cell table:style-name="Table1.A1" office:value-type="string">
            <text:p text:style-name="P1"/>
          </table:table-cell>
        </table:table-row>
        <table:table-row table:style-name="Table1.1">
          <table:table-cell table:style-name="Table1.A1" office:value-type="string">
            <text:p text:style-name="P1"/>
          </table:table-cell>
        </table:table-row>
      </table:table>
      <text:p text:style-name="No_20_Spacing"><text:soft-page-break/><text:span text:style-name="T4"><text:tab/></text:span></text:p>
      <text:p text:style-name="P1"/>
      <text:p text:style-name="P5"><text:bookmark-start text:name="_GoBack"/><text:span text:style-name="T6">Access to Information</text:span></text:p>
      <text:p text:style-name="P5"><text:span text:style-name="T4">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span></text:p>
      <text:p text:style-name="P2"/>
      <text:p text:style-name="P5"><text:span text:style-name="T6">Professional Fee</text:span></text:p>
      <text:p text:style-name="P5"><text:span text:style-name="T4">It is our practice to charge our fee in accordance with the time spent by our personnel involved in the assignment. <text:s/>Based on the information available to us, we have estimated that the fee for the assignment will be </text:span><text:span text:style-name="T6">S$ ______per annum</text:span><text:span text:style-name="T4">. <text:s/>The fee does not</text:span><text:span text:style-name="T5"> </text:span><text:span text:style-name="T4">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2"/>
      <text:p text:style-name="P5"><text:span text:style-name="T6">Acceptance</text:span></text:p>
      <text:p text:style-name="P5"><text:span text:style-name="T4">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span></text:p>
      <text:p text:style-name="P2"/>
      <text:p text:style-name="P2"/>
      <text:p text:style-name="P5"><text:span text:style-name="T4">Yours faithfully</text:span></text:p>
      <text:p text:style-name="P2"><text:bookmark-end text:name="_GoBack"/></text:p>
      <text:p text:style-name="P2"/>
      <text:p text:style-name="P2"/>
      <text:p text:style-name="P2"/>
      <text:p text:style-name="P2"/>
      <text:p text:style-name="P2"/>
      <text:p text:style-name="P5"><text:span text:style-name="T4">Sally Khor</text:span></text:p>
      <text:p text:style-name="P5"><text:span text:style-name="T4">BS Accounting Services Pte Ltd</text:span></text:p>
      <text:p text:style-name="P7"/>
      <text:p text:style-name="P2"/>
      <text:p text:style-name="P2"/>
      <text:p text:style-name="No_20_Spacing"><text:span text:style-name="T4">Agreed and approved on behalf of </text:span><text:span text:style-name="T5">AAA (UEN : BBB)</text:span></text:p>
      <text:p text:style-name="P4"/>
      <text:p text:style-name="P4"/>
      <text:p text:style-name="P5"><text:span text:style-name="T5">Signed by DIRECTORS :</text:span></text:p>
      <text:p text:style-name="P2"/>
      <text:p text:style-name="P2"/>
      <text:p text:style-name="P4"/>
      <text:p text:style-name="P3"/>
      <text:p text:style-name="P5"><text:span text:style-name="T2">CCC<text:tab/></text:span><text:span text:style-name="T4"> <text:tab/><text:tab/><text:tab/><text:tab/>___________________________________________</text:span></text:p>
      <text:p text:style-name="P2"/>
      <text:p text:style-name="P2"/>
      <text:p text:style-name="P2"/>
      <text:p text:style-name="P2"/>
      <text:p text:style-name="P5"><text:span text:style-name="T3">DDD<text:tab/></text:span><text:span text:style-name="T4"> <text:tab/><text:tab/><text:tab/><text:tab/>___________________________________________</text:span></text:p>
      <text:p text:style-name="P5"><text:span text:style-name="T4"><text:tab/><text:tab/></text:span></text:p>
      <text:p text:style-name="P2"/>
      <text:p text:style-name="P2"/>
      <text:p text:style-name="P2"/>
      <text:p text:style-name="P2"/>
      <text:p text:style-name="P5"><text:span text:style-name="T4">D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 svg:font-family="'Arial Narrow'"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Verdana" svg:font-family="Verdana"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5.4mm" fo:margin-top="25.4mm" fo:margin-bottom="25.4mm" fo:margin-left="25.4mm" fo:margin-right="25.4mm" style:writing-mode="lr-tb" style:layout-grid-color="#c0c0c0" style:layout-grid-lines="38"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Sally Khor</dc:creator>
    <meta:editing-cycles>2</meta:editing-cycles>
    <meta:print-date>2014-11-26T13:11:00</meta:print-date>
    <meta:creation-date>2015-05-25T08:24:00</meta:creation-date>
    <dc:date>2015-05-25T08:24:00</dc:date>
    <meta:editing-duration>P0D</meta:editing-duration>
    <meta:generator>LibreOffice/3.5$Linux_X86_64 LibreOffice_project/350m1$Build-2</meta:generator>
    <meta:document-statistic meta:table-count="1" meta:image-count="0" meta:object-count="0" meta:page-count="2" meta:paragraph-count="40" meta:word-count="842" meta:character-count="5286" meta:non-whitespace-character-count="440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